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Ubuntu" fo:language="sk" fo:country="SK" officeooo:rsid="000e04c5" officeooo:paragraph-rsid="0011e069"/>
    </style:style>
    <style:style style:name="P2" style:family="paragraph" style:parent-style-name="Text_20_body">
      <style:paragraph-properties fo:text-align="center" style:justify-single-word="false"/>
      <style:text-properties style:font-name="Ubuntu" fo:language="sk" fo:country="SK" officeooo:rsid="000e04c5" officeooo:paragraph-rsid="0011e069"/>
    </style:style>
    <style:style style:name="P3" style:family="paragraph" style:parent-style-name="Text_20_body" style:list-style-name="L1">
      <style:paragraph-properties fo:text-align="center" style:justify-single-word="false"/>
      <style:text-properties style:font-name="Ubuntu" fo:language="sk" fo:country="SK" fo:font-weight="bold" officeooo:rsid="0011e069" officeooo:paragraph-rsid="0011e069" style:font-weight-asian="bold" style:font-weight-complex="bold"/>
    </style:style>
    <style:style style:name="P4" style:family="paragraph" style:parent-style-name="Text_20_body" style:list-style-name="L1">
      <style:paragraph-properties fo:text-align="center" style:justify-single-word="false"/>
      <style:text-properties style:font-name="Ubuntu" fo:language="sk" fo:country="SK" fo:font-weight="normal" officeooo:rsid="001516cb" officeooo:paragraph-rsid="001516cb" style:font-weight-asian="normal" style:font-weight-complex="normal"/>
    </style:style>
    <style:style style:name="P5" style:family="paragraph" style:parent-style-name="Title">
      <style:text-properties style:font-name="Ubuntu" fo:language="sk" fo:country="SK" officeooo:rsid="000e04c5" officeooo:paragraph-rsid="000e04c5"/>
    </style:style>
    <style:style style:name="T1" style:family="text">
      <style:text-properties officeooo:rsid="000e81bd"/>
    </style:style>
    <style:style style:name="T2" style:family="text">
      <style:text-properties officeooo:rsid="0015b22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ievky</text:p>
      <text:p text:style-name="P1">Cievka je dvojpólová súčiastka ktorá má vlastnú indukčnosť <text:span text:style-name="T1">definovanej velkosti.</text:span></text:p>
      <text:p text:style-name="P2"><text:span text:style-name="T1"><text:s/>Indukčnosť závisí od:</text:span></text:p>
      <text:list xml:id="list4116619107" text:style-name="L1">
        <text:list-item>
          <text:p text:style-name="P3">Počtu závitov</text:p>
        </text:list-item>
        <text:list-item>
          <text:p text:style-name="P3">Usporiadania závitov</text:p>
        </text:list-item>
        <text:list-item>
          <text:p text:style-name="P3">Magnetických vlastností prostredia v ktorm sa cievka nachádza</text:p>
          <text:p text:style-name="P4">Cievky môžu byť s jadrom a bez jadra, <text:span text:style-name="T2">jednovrstvové a viac vrstvové, jadro cievky sa vyrába s veľmy vodivého matrošu, musí mať veľmy malé hysterézne straty a veľmy malú elektrickú vodivosť aby straty vírivímy prúdmy boli čo najmenši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04:12:52.736065145</dc:date>
    <meta:editing-duration>PT10M2S</meta:editing-duration>
    <meta:editing-cycles>11</meta:editing-cycles>
    <meta:generator>LibreOffice/6.0.2.1.0$Linux_X86_64 LibreOffice_project/00m0$Build-1</meta:generator>
    <meta:document-statistic meta:table-count="0" meta:image-count="0" meta:object-count="0" meta:page-count="1" meta:paragraph-count="7" meta:word-count="67" meta:character-count="442" meta:non-whitespace-character-count="384"/>
  </office:meta>
</office:document-meta>
</file>